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5eb91e"/>
      <style:text-properties fo:color="#000000"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37">
      <style:table-cell-properties fo:background-color="#b2b2b2"/>
      <style:text-properties style:font-name="Times New Roman"/>
    </style:style>
    <style:style style:name="ce4" style:family="table-cell" style:parent-style-name="Default" style:data-style-name="N37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5eb91e"/>
      <style:text-properties fo:color="#000000"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2b2b2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 style:data-style-name="N63">
      <style:table-cell-properties fo:background-color="#5eb91e"/>
      <style:text-properties fo:color="#000000" style:font-name="Times New Roman"/>
    </style:style>
    <style:style style:name="ce10" style:family="table-cell" style:parent-style-name="Default" style:data-style-name="N63">
      <style:table-cell-properties fo:background-color="#b2b2b2"/>
      <style:text-properties style:font-name="Times New Roman"/>
    </style:style>
    <style:style style:name="ce11" style:family="table-cell" style:parent-style-name="Default" style:data-style-name="N63">
      <style:text-properties style:font-name="Times New Roman"/>
    </style:style>
    <style:style style:name="ce12" style:family="table-cell" style:parent-style-name="Default" style:data-style-name="N63">
      <style:table-cell-properties fo:background-color="transparen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1"/>
        <table:table-column table:style-name="co1" table:default-cell-style-name="ce2"/>
        <table:table-column table:style-name="co1" table:number-columns-repeated="2" table:default-cell-style-name="ce11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FirstName</text:p>
          </table:table-cell>
          <table:table-cell table:style-name="ce9" office:value-type="string" calcext:value-type="string">
            <text:p>ShiftStart</text:p>
          </table:table-cell>
          <table:table-cell table:style-name="ce9" office:value-type="string" calcext:value-type="string">
            <text:p>ShiftEnd</text:p>
          </table:table-cell>
          <table:table-cell table:style-name="ce1" office:value-type="string" calcext:value-type="string">
            <text:p>LunchDate</text:p>
          </table:table-cell>
          <table:table-cell table:style-name="ce9" office:value-type="string" calcext:value-type="string">
            <text:p>LunchStart</text:p>
          </table:table-cell>
          <table:table-cell table:style-name="ce9" office:value-type="string" calcext:value-type="string">
            <text:p>LunchEnd</text:p>
          </table:table-cell>
          <table:table-cell table:style-name="ce5"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23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47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71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95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119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30M00S" calcext:value-type="time">
            <text:p>07:3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2H45M00S" calcext:value-type="time">
            <text:p>02:45:00 AM</text:p>
          </table:table-cell>
          <table:table-cell table:style-name="ce10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55H00M00S" calcext:value-type="time">
            <text:p>07:00:00 AM</text:p>
          </table:table-cell>
          <table:table-cell table:style-name="ce3" office:value-type="date" office:date-value="2024-11-14" calcext:value-type="date">
            <text:p>11/14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79H00M00S" calcext:value-type="time">
            <text:p>07:0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51H00M00S" calcext:value-type="time">
            <text:p>03:00:00 AM</text:p>
          </table:table-cell>
          <table:table-cell table:style-name="ce10" office:value-type="time" office:time-value="PT51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103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75H00M00S" calcext:value-type="time">
            <text:p>03:00:00 AM</text:p>
          </table:table-cell>
          <table:table-cell table:style-name="ce10" office:value-type="time" office:time-value="PT75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09" calcext:value-type="date">
            <text:p>11/09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0" calcext:value-type="date">
            <text:p>11/10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0" calcext:value-type="date">
            <text:p>11/10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1" calcext:value-type="date">
            <text:p>11/11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1" calcext:value-type="date">
            <text:p>11/11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2" calcext:value-type="date">
            <text:p>11/12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2" calcext:value-type="date">
            <text:p>11/12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3" calcext:value-type="date">
            <text:p>11/13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4" calcext:value-type="date">
            <text:p>11/14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47H00M00S" calcext:value-type="time">
            <text:p>11:00:00 PM</text:p>
          </table:table-cell>
          <table:table-cell table:style-name="ce12" office:value-type="time" office:time-value="PT31H30M00S" calcext:value-type="time">
            <text:p>07:30:00 AM</text:p>
          </table:table-cell>
          <table:table-cell table:style-name="ce4" office:value-type="date" office:date-value="2024-11-15" calcext:value-type="date">
            <text:p>11/15/24</text:p>
          </table:table-cell>
          <table:table-cell table:style-name="ce12" office:value-type="time" office:time-value="PT27H00M00S" calcext:value-type="time">
            <text:p>03:00:00 AM</text:p>
          </table:table-cell>
          <table:table-cell table:style-name="ce12" office:value-type="time" office:time-value="PT27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02H15M00S" calcext:value-type="time">
            <text:p>02:15:00 AM</text:p>
          </table:table-cell>
          <table:table-cell table:style-name="ce10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26H15M00S" calcext:value-type="time">
            <text:p>02:15:00 AM</text:p>
          </table:table-cell>
          <table:table-cell table:style-name="ce10" office:value-type="time" office:time-value="PT27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50H15M00S" calcext:value-type="time">
            <text:p>02:15:00 AM</text:p>
          </table:table-cell>
          <table:table-cell table:style-name="ce10" office:value-type="time" office:time-value="PT51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74H15M00S" calcext:value-type="time">
            <text:p>02:15:00 AM</text:p>
          </table:table-cell>
          <table:table-cell table:style-name="ce10" office:value-type="time" office:time-value="PT75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31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98H15M00S" calcext:value-type="time">
            <text:p>02:15:00 AM</text:p>
          </table:table-cell>
          <table:table-cell table:style-name="ce10" office:value-type="time" office:time-value="PT99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15:01:43.608951365</dc:date>
    <meta:editing-duration>PT6H54M24S</meta:editing-duration>
    <meta:editing-cycles>28</meta:editing-cycles>
    <meta:generator>LibreOffice/24.8.1.2$Linux_X86_64 LibreOffice_project/480$Build-2</meta:generator>
    <meta:document-statistic meta:table-count="1" meta:cell-count="438" meta:object-count="0"/>
  </office:meta>
</office:document-meta>
</file>